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text-underline-style="solid" style:text-underline-width="auto" style:text-underline-color="font-color"/>
    </style:style>
    <style:style style:name="P2" style:family="paragraph" style:parent-style-name="Text_20_body">
      <style:text-properties style:text-underline-style="none"/>
    </style:style>
    <style:style style:name="P3" style:family="paragraph" style:parent-style-name="Table_20_Contents">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Módulo Administrador de Clientes</text:h>
      <text:h text:style-name="Heading_20_4" text:outline-level="4">Descripción general:</text:h>
      <text:p text:style-name="Text_20_body">Este módulo es el encargado de administrar a los clientes dentro del servidor.</text:p>
      <text:p text:style-name="Text_20_body">Dentro de la configuración tenemos un máximo de conexiones y un máximo de conexiones por cliente que se deben respetar. Esta clase tiene como objetivo realizar los chequeos pertinentes para que sólo se atiendan peticiones respeten estos parámetros. Además en caso de errores, le informa a esos clientes con un error de fuera de servicio.</text:p>
      <text:h text:style-name="Heading_20_4" text:outline-level="4">Métodos y funciones:</text:h>
      <table:table table:name="Tabla1" table:style-name="Tabla1">
        <table:table-column table:style-name="Tabla1.A"/>
        <table:table-column table:style-name="Tabla1.B"/>
        <table:table-row>
          <table:table-cell table:style-name="Tabla1.A1" office:value-type="string">
            <text:p text:style-name="Table_20_Contents">AdministradorClientes(const Configuracion&amp; )</text:p>
          </table:table-cell>
          <table:table-cell table:style-name="Tabla1.B1" office:value-type="string">
            <text:p text:style-name="Table_20_Contents">Constructor.</text:p>
            <text:p text:style-name="Table_20_Contents">Crea un administrador de clientes con la configuración pasada por parámetro.</text:p>
          </table:table-cell>
        </table:table-row>
        <table:table-row>
          <table:table-cell table:style-name="Tabla1.A2" office:value-type="string">
            <text:p text:style-name="Table_20_Contents">~AdministradorClientes()</text:p>
          </table:table-cell>
          <table:table-cell table:style-name="Tabla1.B2" office:value-type="string">
            <text:p text:style-name="Table_20_Contents">Destructor.</text:p>
            <text:p text:style-name="Table_20_Contents">Libera los recursos que estaba manejando el administrador.</text:p>
          </table:table-cell>
        </table:table-row>
        <table:table-row>
          <table:table-cell table:style-name="Tabla1.A2" office:value-type="string">
            <text:p text:style-name="Table_20_Contents">void agregarCliente(ManejadorClienteHTTP* )</text:p>
          </table:table-cell>
          <table:table-cell table:style-name="Tabla1.B2" office:value-type="string">
            <text:p text:style-name="Table_20_Contents">Agrega el manejador asociado a un cliente en el servidor. En el caso de que los parámetros de la configuración restrinjan el acceso de un nuevo cliente, entonces es el encargado de enviarle la respuesta con el error pertinente al cliente. Si pudo ser agregado entonces comienza a atenderlo.</text:p>
          </table:table-cell>
        </table:table-row>
        <table:table-row>
          <table:table-cell table:style-name="Tabla1.A2" office:value-type="string">
            <text:p text:style-name="Table_20_Contents">void limpiarFinalizados()</text:p>
          </table:table-cell>
          <table:table-cell table:style-name="Tabla1.B2" office:value-type="string">
            <text:p text:style-name="P3">Limpia todos los manejadores de los clientes que ya finalizaron su ejecución o que tuvieron algún error durante su ejecución.</text:p>
          </table:table-cell>
        </table:table-row>
        <table:table-row>
          <table:table-cell table:style-name="Tabla1.A2" office:value-type="string">
            <text:p text:style-name="Table_20_Contents">void limpiarActivosConTimeOutMayor()</text:p>
          </table:table-cell>
          <table:table-cell table:style-name="Tabla1.B2" office:value-type="string">
            <text:p text:style-name="Table_20_Contents">Limpia todos los clientes activos que hayan verificado la condición de timeOut indicada por la configuración.</text:p>
          </table:table-cell>
        </table:table-row>
      </table:table>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blo </meta:initial-creator>
    <meta:creation-date>2011-11-27T19:31:33</meta:creation-date>
    <dc:date>2011-11-28T00:02:43</dc:date>
    <dc:creator>gus </dc:creator>
    <meta:editing-duration>PT18M51S</meta:editing-duration>
    <meta:editing-cycles>3</meta:editing-cycles>
    <meta:generator>LibreOffice/3.3$Linux LibreOffice_project/330m19$Build-401</meta:generator>
    <meta:document-statistic meta:table-count="1" meta:image-count="0" meta:object-count="0" meta:page-count="1" meta:paragraph-count="17" meta:word-count="194" meta:character-count="1340"/>
  </office:meta>
</office:document-meta>
</file>